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4166666666666667in"/>
    </style:style>
    <style:style style:name="co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4791666666666667in" fo:break-before="auto" style:use-optimal-row-height="false"/>
    </style:style>
    <style:style style:name="ro3" style:family="table-row">
      <style:table-row-properties style:row-height="0.09375in" fo:break-before="auto" style:use-optimal-row-height="false"/>
    </style:style>
    <style:style style:name="ro4" style:family="table-row">
      <style:table-row-properties style:row-height="0.10416666666666667in" fo:break-before="auto" style:use-optimal-row-height="false"/>
    </style:style>
    <style:style style:name="ro5" style:family="table-row">
      <style:table-row-properties style:row-height="0.3854166666666667in" fo:break-before="auto" style:use-optimal-row-height="false"/>
    </style:style>
    <style:style style:name="ro6" style:family="table-row">
      <style:table-row-properties style:row-height="0.0625in" fo:break-before="auto" style:use-optimal-row-height="false"/>
    </style:style>
    <style:style style:name="ro7" style:family="table-row">
      <style:table-row-properties style:row-height="0.21875in" fo:break-before="auto" style:use-optimal-row-height="tru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20">
      <style:table-cell-properties fo:border-left="1.0pt solid #000000" fo:border-right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2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20">
      <style:table-cell-properties fo:border-righ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20">
      <style:table-cell-properties fo:border-left="1.0pt solid #000000" fo:border-right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20">
      <style:table-cell-properties fo:border-left="1.0pt solid #000000" fo:border-righ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 style:data-style-name="N165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ce31" style:family="table-cell" style:parent-style-name="Default" style:data-style-name="N166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" table:default-cell-style-name="ce15"/>
        <table:table-column table:style-name="co1" table:default-cell-style-name="ce15" table:number-columns-repeated="254"/>
        <table:table-row table:style-name="ro2">
          <table:table-cell table:style-name="ce21"/>
          <table:table-cell table:style-name="ce22"/>
          <table:table-cell table:style-name="ce23" office:value-type="string">
            <text:p>Monday</text:p>
          </table:table-cell>
          <table:table-cell table:style-name="ce23" office:value-type="string">
            <text:p>Tuesday</text:p>
          </table:table-cell>
          <table:table-cell table:style-name="ce23" office:value-type="string">
            <text:p>Wednesday</text:p>
          </table:table-cell>
          <table:table-cell table:style-name="ce23" office:value-type="string">
            <text:p>Thursday</text:p>
          </table:table-cell>
          <table:table-cell table:style-name="ce23" office:value-type="string">
            <text:p>Friday</text:p>
          </table:table-cell>
          <table:table-cell table:style-name="ce24" office:value-type="string">
            <text:p>Saturday</text:p>
          </table:table-cell>
          <table:table-cell table:style-name="ce24" office:value-type="string">
            <text:p>Sunday</text:p>
          </table:table-cell>
        </table:table-row>
        <table:table-row table:style-name="ro2">
          <table:table-cell table:style-name="ce25" office:value-type="time" office:time-value="PT00H00M00S">
            <text:p>0:00</text:p>
          </table:table-cell>
          <table:table-cell table:style-name="ce25" office:value-type="time" office:time-value="PT09H24M59S">
            <text:p>9:25</text:p>
          </table:table-cell>
          <table:table-cell table:formula="of:=IF(WEEKDAY([.$B$14])=2;IF(TIMEVALUE([.$B$14])&gt;=TIMEVALUE([.$A2]);IF(TIMEVALUE([.$B$14])&lt;=TIMEVALUE([.$B2]);IF([Sheet2.C12]=1;&quot;X&quot;;&quot;O&quot;);IF([Sheet2.C12]=1;&quot;.&quot;;&quot; &quot;));IF([Sheet2.C12]=1;&quot;.&quot;;&quot; &quot;));IF([Sheet2.C12]=1;&quot;.&quot;;&quot; &quot;))" office:value-type="string">
            <text:p> </text:p>
          </table:table-cell>
          <table:table-cell table:formula="of:=IF(WEEKDAY([.$B$14])=3;IF(TIMEVALUE([.$B$14])&gt;=TIMEVALUE([.$A2]);IF(TIMEVALUE([.$B$14])&lt;=TIMEVALUE([.$B2]);IF([Sheet2.D12]=1;&quot;X&quot;;&quot;O&quot;);IF([Sheet2.D12]=1;&quot;.&quot;;&quot; &quot;));IF([Sheet2.D12]=1;&quot;.&quot;;&quot; &quot;));IF([Sheet2.D12]=1;&quot;.&quot;;&quot; &quot;))" office:value-type="string">
            <text:p> </text:p>
          </table:table-cell>
          <table:table-cell table:formula="of:=IF(WEEKDAY([.$B$14])=4;IF(TIMEVALUE([.$B$14])&gt;=TIMEVALUE([.$A2]);IF(TIMEVALUE([.$B$14])&lt;=TIMEVALUE([.$B2]);IF([Sheet2.E12]=1;&quot;X&quot;;&quot;O&quot;);IF([Sheet2.E12]=1;&quot;.&quot;;&quot; &quot;));IF([Sheet2.E12]=1;&quot;.&quot;;&quot; &quot;));IF([Sheet2.E12]=1;&quot;.&quot;;&quot; &quot;))" office:value-type="string">
            <text:p> </text:p>
          </table:table-cell>
          <table:table-cell table:formula="of:=IF(WEEKDAY([.$B$14])=5;IF(TIMEVALUE([.$B$14])&gt;=TIMEVALUE([.$A2]);IF(TIMEVALUE([.$B$14])&lt;=TIMEVALUE([.$B2]);IF([Sheet2.F12]=1;&quot;X&quot;;&quot;O&quot;);IF([Sheet2.F12]=1;&quot;.&quot;;&quot; &quot;));IF([Sheet2.F12]=1;&quot;.&quot;;&quot; &quot;));IF([Sheet2.F12]=1;&quot;.&quot;;&quot; &quot;))" office:value-type="string">
            <text:p> </text:p>
          </table:table-cell>
          <table:table-cell table:formula="of:=IF(WEEKDAY([.$B$14])=6;IF(TIMEVALUE([.$B$14])&gt;=TIMEVALUE([.$A2]);IF(TIMEVALUE([.$B$14])&lt;=TIMEVALUE([.$B2]);IF([Sheet2.G12]=1;&quot;X&quot;;&quot;O&quot;);IF([Sheet2.G12]=1;&quot;.&quot;;&quot; &quot;));IF([Sheet2.G12]=1;&quot;.&quot;;&quot; &quot;));IF([Sheet2.G12]=1;&quot;.&quot;;&quot; &quot;))" office:value-type="string">
            <text:p> </text:p>
          </table:table-cell>
          <table:table-cell table:formula="of:=IF(WEEKDAY([.$B$14])=7;IF(TIMEVALUE([.$B$14])&gt;=TIMEVALUE([.$A2]);IF(TIMEVALUE([.$B$14])&lt;=TIMEVALUE([.$B2]);IF([Sheet2.H12]=1;&quot;X&quot;;&quot;O&quot;);IF([Sheet2.H12]=1;&quot;.&quot;;&quot; &quot;));IF([Sheet2.H12]=1;&quot;.&quot;;&quot; &quot;));IF([Sheet2.H12]=1;&quot;.&quot;;&quot; &quot;))" office:value-type="string">
            <text:p> </text:p>
          </table:table-cell>
          <table:table-cell table:formula="of:=IF(WEEKDAY([.$B$14])=1;IF(TIMEVALUE([.$B$14])&gt;=TIMEVALUE([.$A2]);IF(TIMEVALUE([.$B$14])&lt;=TIMEVALUE([.$B2]);IF([Sheet2.I12]=1;&quot;X&quot;;&quot;O&quot;);IF([Sheet2.I12]=1;&quot;.&quot;;&quot; &quot;));IF([Sheet2.I12]=1;&quot;.&quot;;&quot; &quot;));IF([Sheet2.I12]=1;&quot;.&quot;;&quot; &quot;))" office:value-type="string">
            <text:p> </text:p>
          </table:table-cell>
        </table:table-row>
        <table:table-row table:style-name="ro2">
          <table:table-cell table:style-name="ce26" office:value-type="time" office:time-value="PT09H24M59S">
            <text:p>9:25</text:p>
          </table:table-cell>
          <table:table-cell table:style-name="ce27" office:value-type="time" office:time-value="PT10H20M00S">
            <text:p>10:20</text:p>
          </table:table-cell>
          <table:table-cell table:formula="of:=IF(WEEKDAY([.$B$14])=2;IF(TIMEVALUE([.$B$14])&gt;=TIMEVALUE([.$A3]);IF(TIMEVALUE([.$B$14])&lt;=TIMEVALUE([.$B3]);IF([Sheet2.C2]=1;&quot;X&quot;;&quot;O&quot;);IF([Sheet2.C2]=1;&quot;.&quot;;&quot; &quot;));IF([Sheet2.C2]=1;&quot;.&quot;;&quot; &quot;));IF([Sheet2.C2]=1;&quot;.&quot;;&quot; &quot;))" office:value-type="string">
            <text:p>.</text:p>
          </table:table-cell>
          <table:table-cell table:formula="of:=IF(WEEKDAY([.$B$14])=3;IF(TIMEVALUE([.$B$14])&gt;=TIMEVALUE([.$A3]);IF(TIMEVALUE([.$B$14])&lt;=TIMEVALUE([.$B3]);IF([Sheet2.D2]=1;&quot;X&quot;;&quot;O&quot;);IF([Sheet2.D2]=1;&quot;.&quot;;&quot; &quot;));IF([Sheet2.D2]=1;&quot;.&quot;;&quot; &quot;));IF([Sheet2.D2]=1;&quot;.&quot;;&quot; &quot;))" office:value-type="string">
            <text:p>.</text:p>
          </table:table-cell>
          <table:table-cell table:formula="of:=IF(WEEKDAY([.$B$14])=4;IF(TIMEVALUE([.$B$14])&gt;=TIMEVALUE([.$A3]);IF(TIMEVALUE([.$B$14])&lt;=TIMEVALUE([.$B3]);IF([Sheet2.E2]=1;&quot;X&quot;;&quot;O&quot;);IF([Sheet2.E2]=1;&quot;.&quot;;&quot; &quot;));IF([Sheet2.E2]=1;&quot;.&quot;;&quot; &quot;));IF([Sheet2.E2]=1;&quot;.&quot;;&quot; &quot;))" office:value-type="string">
            <text:p>.</text:p>
          </table:table-cell>
          <table:table-cell table:formula="of:=IF(WEEKDAY([.$B$14])=5;IF(TIMEVALUE([.$B$14])&gt;=TIMEVALUE([.$A3]);IF(TIMEVALUE([.$B$14])&lt;=TIMEVALUE([.$B3]);IF([Sheet2.F2]=1;&quot;X&quot;;&quot;O&quot;);IF([Sheet2.F2]=1;&quot;.&quot;;&quot; &quot;));IF([Sheet2.F2]=1;&quot;.&quot;;&quot; &quot;));IF([Sheet2.F2]=1;&quot;.&quot;;&quot; &quot;))" office:value-type="string">
            <text:p>.</text:p>
          </table:table-cell>
          <table:table-cell table:formula="of:=IF(WEEKDAY([.$B$14])=6;IF(TIMEVALUE([.$B$14])&gt;=TIMEVALUE([.$A3]);IF(TIMEVALUE([.$B$14])&lt;=TIMEVALUE([.$B3]);IF([Sheet2.G2]=1;&quot;X&quot;;&quot;O&quot;);IF([Sheet2.G2]=1;&quot;.&quot;;&quot; &quot;));IF([Sheet2.G2]=1;&quot;.&quot;;&quot; &quot;));IF([Sheet2.G2]=1;&quot;.&quot;;&quot; &quot;))" office:value-type="string">
            <text:p>.</text:p>
          </table:table-cell>
          <table:table-cell table:formula="of:=IF(WEEKDAY([.$B$14])=7;IF(TIMEVALUE([.$B$14])&gt;=TIMEVALUE([.$A3]);IF(TIMEVALUE([.$B$14])&lt;=TIMEVALUE([.$B3]);IF([Sheet2.H2]=1;&quot;X&quot;;&quot;O&quot;);IF([Sheet2.H2]=1;&quot;.&quot;;&quot; &quot;));IF([Sheet2.H2]=1;&quot;.&quot;;&quot; &quot;));IF([Sheet2.H2]=1;&quot;.&quot;;&quot; &quot;))" office:value-type="string">
            <text:p> </text:p>
          </table:table-cell>
          <table:table-cell table:formula="of:=IF(WEEKDAY([.$B$14])=1;IF(TIMEVALUE([.$B$14])&gt;=TIMEVALUE([.$A3]);IF(TIMEVALUE([.$B$14])&lt;=TIMEVALUE([.$B3]);IF([Sheet2.I2]=1;&quot;X&quot;;&quot;O&quot;);IF([Sheet2.I2]=1;&quot;.&quot;;&quot; &quot;));IF([Sheet2.I2]=1;&quot;.&quot;;&quot; &quot;));IF([Sheet2.I2]=1;&quot;.&quot;;&quot; &quot;))" office:value-type="string">
            <text:p> </text:p>
          </table:table-cell>
        </table:table-row>
        <table:table-row table:style-name="ro2">
          <table:table-cell table:style-name="ce26" office:value-type="time" office:time-value="PT10H20M00S">
            <text:p>10:20</text:p>
          </table:table-cell>
          <table:table-cell table:style-name="ce27" office:value-type="time" office:time-value="PT11H15M00S">
            <text:p>11:15</text:p>
          </table:table-cell>
          <table:table-cell table:formula="of:=IF(WEEKDAY([.$B$14])=2;IF(TIMEVALUE([.$B$14])&gt;=TIMEVALUE([.$A4]);IF(TIMEVALUE([.$B$14])&lt;=TIMEVALUE([.$B4]);IF([Sheet2.C3]=1;&quot;X&quot;;&quot;O&quot;);IF([Sheet2.C3]=1;&quot;.&quot;;&quot; &quot;));IF([Sheet2.C3]=1;&quot;.&quot;;&quot; &quot;));IF([Sheet2.C3]=1;&quot;.&quot;;&quot; &quot;))" office:value-type="string">
            <text:p>.</text:p>
          </table:table-cell>
          <table:table-cell table:formula="of:=IF(WEEKDAY([.$B$14])=3;IF(TIMEVALUE([.$B$14])&gt;=TIMEVALUE([.$A4]);IF(TIMEVALUE([.$B$14])&lt;=TIMEVALUE([.$B4]);IF([Sheet2.D3]=1;&quot;X&quot;;&quot;O&quot;);IF([Sheet2.D3]=1;&quot;.&quot;;&quot; &quot;));IF([Sheet2.D3]=1;&quot;.&quot;;&quot; &quot;));IF([Sheet2.D3]=1;&quot;.&quot;;&quot; &quot;))" office:value-type="string">
            <text:p> </text:p>
          </table:table-cell>
          <table:table-cell table:formula="of:=IF(WEEKDAY([.$B$14])=4;IF(TIMEVALUE([.$B$14])&gt;=TIMEVALUE([.$A4]);IF(TIMEVALUE([.$B$14])&lt;=TIMEVALUE([.$B4]);IF([Sheet2.E3]=1;&quot;X&quot;;&quot;O&quot;);IF([Sheet2.E3]=1;&quot;.&quot;;&quot; &quot;));IF([Sheet2.E3]=1;&quot;.&quot;;&quot; &quot;));IF([Sheet2.E3]=1;&quot;.&quot;;&quot; &quot;))" office:value-type="string">
            <text:p>.</text:p>
          </table:table-cell>
          <table:table-cell table:formula="of:=IF(WEEKDAY([.$B$14])=5;IF(TIMEVALUE([.$B$14])&gt;=TIMEVALUE([.$A4]);IF(TIMEVALUE([.$B$14])&lt;=TIMEVALUE([.$B4]);IF([Sheet2.F3]=1;&quot;X&quot;;&quot;O&quot;);IF([Sheet2.F3]=1;&quot;.&quot;;&quot; &quot;));IF([Sheet2.F3]=1;&quot;.&quot;;&quot; &quot;));IF([Sheet2.F3]=1;&quot;.&quot;;&quot; &quot;))" office:value-type="string">
            <text:p>X</text:p>
          </table:table-cell>
          <table:table-cell table:formula="of:=IF(WEEKDAY([.$B$14])=6;IF(TIMEVALUE([.$B$14])&gt;=TIMEVALUE([.$A4]);IF(TIMEVALUE([.$B$14])&lt;=TIMEVALUE([.$B4]);IF([Sheet2.G3]=1;&quot;X&quot;;&quot;O&quot;);IF([Sheet2.G3]=1;&quot;.&quot;;&quot; &quot;));IF([Sheet2.G3]=1;&quot;.&quot;;&quot; &quot;));IF([Sheet2.G3]=1;&quot;.&quot;;&quot; &quot;))" office:value-type="string">
            <text:p>.</text:p>
          </table:table-cell>
          <table:table-cell table:formula="of:=IF(WEEKDAY([.$B$14])=7;IF(TIMEVALUE([.$B$14])&gt;=TIMEVALUE([.$A4]);IF(TIMEVALUE([.$B$14])&lt;=TIMEVALUE([.$B4]);IF([Sheet2.H3]=1;&quot;X&quot;;&quot;O&quot;);IF([Sheet2.H3]=1;&quot;.&quot;;&quot; &quot;));IF([Sheet2.H3]=1;&quot;.&quot;;&quot; &quot;));IF([Sheet2.H3]=1;&quot;.&quot;;&quot; &quot;))" office:value-type="string">
            <text:p> </text:p>
          </table:table-cell>
          <table:table-cell table:formula="of:=IF(WEEKDAY([.$B$14])=1;IF(TIMEVALUE([.$B$14])&gt;=TIMEVALUE([.$A4]);IF(TIMEVALUE([.$B$14])&lt;=TIMEVALUE([.$B4]);IF([Sheet2.I3]=1;&quot;X&quot;;&quot;O&quot;);IF([Sheet2.I3]=1;&quot;.&quot;;&quot; &quot;));IF([Sheet2.I3]=1;&quot;.&quot;;&quot; &quot;));IF([Sheet2.I3]=1;&quot;.&quot;;&quot; &quot;))" office:value-type="string">
            <text:p> </text:p>
          </table:table-cell>
        </table:table-row>
        <table:table-row table:style-name="ro2">
          <table:table-cell table:style-name="ce26" office:value-type="time" office:time-value="PT11H15M00S">
            <text:p>11:15</text:p>
          </table:table-cell>
          <table:table-cell table:style-name="ce27" office:value-type="time" office:time-value="PT12H09M59S">
            <text:p>12:10</text:p>
          </table:table-cell>
          <table:table-cell table:formula="of:=IF(WEEKDAY([.$B$14])=2;IF(TIMEVALUE([.$B$14])&gt;=TIMEVALUE([.$A5]);IF(TIMEVALUE([.$B$14])&lt;=TIMEVALUE([.$B5]);IF([Sheet2.C4]=1;&quot;X&quot;;&quot;O&quot;);IF([Sheet2.C4]=1;&quot;.&quot;;&quot; &quot;));IF([Sheet2.C4]=1;&quot;.&quot;;&quot; &quot;));IF([Sheet2.C4]=1;&quot;.&quot;;&quot; &quot;))" office:value-type="string">
            <text:p> </text:p>
          </table:table-cell>
          <table:table-cell table:formula="of:=IF(WEEKDAY([.$B$14])=3;IF(TIMEVALUE([.$B$14])&gt;=TIMEVALUE([.$A5]);IF(TIMEVALUE([.$B$14])&lt;=TIMEVALUE([.$B5]);IF([Sheet2.D4]=1;&quot;X&quot;;&quot;O&quot;);IF([Sheet2.D4]=1;&quot;.&quot;;&quot; &quot;));IF([Sheet2.D4]=1;&quot;.&quot;;&quot; &quot;));IF([Sheet2.D4]=1;&quot;.&quot;;&quot; &quot;))" office:value-type="string">
            <text:p> </text:p>
          </table:table-cell>
          <table:table-cell table:formula="of:=IF(WEEKDAY([.$B$14])=4;IF(TIMEVALUE([.$B$14])&gt;=TIMEVALUE([.$A5]);IF(TIMEVALUE([.$B$14])&lt;=TIMEVALUE([.$B5]);IF([Sheet2.E4]=1;&quot;X&quot;;&quot;O&quot;);IF([Sheet2.E4]=1;&quot;.&quot;;&quot; &quot;));IF([Sheet2.E4]=1;&quot;.&quot;;&quot; &quot;));IF([Sheet2.E4]=1;&quot;.&quot;;&quot; &quot;))" office:value-type="string">
            <text:p> </text:p>
          </table:table-cell>
          <table:table-cell table:formula="of:=IF(WEEKDAY([.$B$14])=5;IF(TIMEVALUE([.$B$14])&gt;=TIMEVALUE([.$A5]);IF(TIMEVALUE([.$B$14])&lt;=TIMEVALUE([.$B5]);IF([Sheet2.F4]=1;&quot;X&quot;;&quot;O&quot;);IF([Sheet2.F4]=1;&quot;.&quot;;&quot; &quot;));IF([Sheet2.F4]=1;&quot;.&quot;;&quot; &quot;));IF([Sheet2.F4]=1;&quot;.&quot;;&quot; &quot;))" office:value-type="string">
            <text:p>.</text:p>
          </table:table-cell>
          <table:table-cell table:formula="of:=IF(WEEKDAY([.$B$14])=6;IF(TIMEVALUE([.$B$14])&gt;=TIMEVALUE([.$A5]);IF(TIMEVALUE([.$B$14])&lt;=TIMEVALUE([.$B5]);IF([Sheet2.G4]=1;&quot;X&quot;;&quot;O&quot;);IF([Sheet2.G4]=1;&quot;.&quot;;&quot; &quot;));IF([Sheet2.G4]=1;&quot;.&quot;;&quot; &quot;));IF([Sheet2.G4]=1;&quot;.&quot;;&quot; &quot;))" office:value-type="string">
            <text:p> </text:p>
          </table:table-cell>
          <table:table-cell table:formula="of:=IF(WEEKDAY([.$B$14])=7;IF(TIMEVALUE([.$B$14])&gt;=TIMEVALUE([.$A5]);IF(TIMEVALUE([.$B$14])&lt;=TIMEVALUE([.$B5]);IF([Sheet2.H4]=1;&quot;X&quot;;&quot;O&quot;);IF([Sheet2.H4]=1;&quot;.&quot;;&quot; &quot;));IF([Sheet2.H4]=1;&quot;.&quot;;&quot; &quot;));IF([Sheet2.H4]=1;&quot;.&quot;;&quot; &quot;))" office:value-type="string">
            <text:p> </text:p>
          </table:table-cell>
          <table:table-cell table:formula="of:=IF(WEEKDAY([.$B$14])=1;IF(TIMEVALUE([.$B$14])&gt;=TIMEVALUE([.$A5]);IF(TIMEVALUE([.$B$14])&lt;=TIMEVALUE([.$B5]);IF([Sheet2.I4]=1;&quot;X&quot;;&quot;O&quot;);IF([Sheet2.I4]=1;&quot;.&quot;;&quot; &quot;));IF([Sheet2.I4]=1;&quot;.&quot;;&quot; &quot;));IF([Sheet2.I4]=1;&quot;.&quot;;&quot; &quot;))" office:value-type="string">
            <text:p> </text:p>
          </table:table-cell>
        </table:table-row>
        <table:table-row table:style-name="ro2">
          <table:table-cell table:style-name="ce26" office:value-type="time" office:time-value="PT12H09M59S">
            <text:p>12:10</text:p>
          </table:table-cell>
          <table:table-cell table:style-name="ce27" office:value-type="time" office:time-value="PT13H04M59S">
            <text:p>13:05</text:p>
          </table:table-cell>
          <table:table-cell table:formula="of:=IF(WEEKDAY([.$B$14])=2;IF(TIMEVALUE([.$B$14])&gt;=TIMEVALUE([.$A6]);IF(TIMEVALUE([.$B$14])&lt;=TIMEVALUE([.$B6]);IF([Sheet2.C5]=1;&quot;X&quot;;&quot;O&quot;);IF([Sheet2.C5]=1;&quot;.&quot;;&quot; &quot;));IF([Sheet2.C5]=1;&quot;.&quot;;&quot; &quot;));IF([Sheet2.C5]=1;&quot;.&quot;;&quot; &quot;))" office:value-type="string">
            <text:p> </text:p>
          </table:table-cell>
          <table:table-cell table:formula="of:=IF(WEEKDAY([.$B$14])=3;IF(TIMEVALUE([.$B$14])&gt;=TIMEVALUE([.$A6]);IF(TIMEVALUE([.$B$14])&lt;=TIMEVALUE([.$B6]);IF([Sheet2.D5]=1;&quot;X&quot;;&quot;O&quot;);IF([Sheet2.D5]=1;&quot;.&quot;;&quot; &quot;));IF([Sheet2.D5]=1;&quot;.&quot;;&quot; &quot;));IF([Sheet2.D5]=1;&quot;.&quot;;&quot; &quot;))" office:value-type="string">
            <text:p> </text:p>
          </table:table-cell>
          <table:table-cell table:formula="of:=IF(WEEKDAY([.$B$14])=4;IF(TIMEVALUE([.$B$14])&gt;=TIMEVALUE([.$A6]);IF(TIMEVALUE([.$B$14])&lt;=TIMEVALUE([.$B6]);IF([Sheet2.E5]=1;&quot;X&quot;;&quot;O&quot;);IF([Sheet2.E5]=1;&quot;.&quot;;&quot; &quot;));IF([Sheet2.E5]=1;&quot;.&quot;;&quot; &quot;));IF([Sheet2.E5]=1;&quot;.&quot;;&quot; &quot;))" office:value-type="string">
            <text:p> </text:p>
          </table:table-cell>
          <table:table-cell table:formula="of:=IF(WEEKDAY([.$B$14])=5;IF(TIMEVALUE([.$B$14])&gt;=TIMEVALUE([.$A6]);IF(TIMEVALUE([.$B$14])&lt;=TIMEVALUE([.$B6]);IF([Sheet2.F5]=1;&quot;X&quot;;&quot;O&quot;);IF([Sheet2.F5]=1;&quot;.&quot;;&quot; &quot;));IF([Sheet2.F5]=1;&quot;.&quot;;&quot; &quot;));IF([Sheet2.F5]=1;&quot;.&quot;;&quot; &quot;))" office:value-type="string">
            <text:p> </text:p>
          </table:table-cell>
          <table:table-cell table:formula="of:=IF(WEEKDAY([.$B$14])=6;IF(TIMEVALUE([.$B$14])&gt;=TIMEVALUE([.$A6]);IF(TIMEVALUE([.$B$14])&lt;=TIMEVALUE([.$B6]);IF([Sheet2.G5]=1;&quot;X&quot;;&quot;O&quot;);IF([Sheet2.G5]=1;&quot;.&quot;;&quot; &quot;));IF([Sheet2.G5]=1;&quot;.&quot;;&quot; &quot;));IF([Sheet2.G5]=1;&quot;.&quot;;&quot; &quot;))" office:value-type="string">
            <text:p> </text:p>
          </table:table-cell>
          <table:table-cell table:formula="of:=IF(WEEKDAY([.$B$14])=7;IF(TIMEVALUE([.$B$14])&gt;=TIMEVALUE([.$A6]);IF(TIMEVALUE([.$B$14])&lt;=TIMEVALUE([.$B6]);IF([Sheet2.H5]=1;&quot;X&quot;;&quot;O&quot;);IF([Sheet2.H5]=1;&quot;.&quot;;&quot; &quot;));IF([Sheet2.H5]=1;&quot;.&quot;;&quot; &quot;));IF([Sheet2.H5]=1;&quot;.&quot;;&quot; &quot;))" office:value-type="string">
            <text:p> </text:p>
          </table:table-cell>
          <table:table-cell table:formula="of:=IF(WEEKDAY([.$B$14])=1;IF(TIMEVALUE([.$B$14])&gt;=TIMEVALUE([.$A6]);IF(TIMEVALUE([.$B$14])&lt;=TIMEVALUE([.$B6]);IF([Sheet2.I5]=1;&quot;X&quot;;&quot;O&quot;);IF([Sheet2.I5]=1;&quot;.&quot;;&quot; &quot;));IF([Sheet2.I5]=1;&quot;.&quot;;&quot; &quot;));IF([Sheet2.I5]=1;&quot;.&quot;;&quot; &quot;))" office:value-type="string">
            <text:p> </text:p>
          </table:table-cell>
        </table:table-row>
        <table:table-row table:style-name="ro2">
          <table:table-cell table:style-name="ce26" office:value-type="time" office:time-value="PT13H04M59S">
            <text:p>13:05</text:p>
          </table:table-cell>
          <table:table-cell table:style-name="ce27" office:value-type="time" office:time-value="PT14H00M00S">
            <text:p>14:00</text:p>
          </table:table-cell>
          <table:table-cell table:formula="of:=IF(WEEKDAY([.$B$14])=2;IF(TIMEVALUE([.$B$14])&gt;=TIMEVALUE([.$A7]);IF(TIMEVALUE([.$B$14])&lt;=TIMEVALUE([.$B7]);IF([Sheet2.C6]=1;&quot;X&quot;;&quot;O&quot;);IF([Sheet2.C6]=1;&quot;.&quot;;&quot; &quot;));IF([Sheet2.C6]=1;&quot;.&quot;;&quot; &quot;));IF([Sheet2.C6]=1;&quot;.&quot;;&quot; &quot;))" office:value-type="string">
            <text:p>.</text:p>
          </table:table-cell>
          <table:table-cell table:formula="of:=IF(WEEKDAY([.$B$14])=3;IF(TIMEVALUE([.$B$14])&gt;=TIMEVALUE([.$A7]);IF(TIMEVALUE([.$B$14])&lt;=TIMEVALUE([.$B7]);IF([Sheet2.D6]=1;&quot;X&quot;;&quot;O&quot;);IF([Sheet2.D6]=1;&quot;.&quot;;&quot; &quot;));IF([Sheet2.D6]=1;&quot;.&quot;;&quot; &quot;));IF([Sheet2.D6]=1;&quot;.&quot;;&quot; &quot;))" office:value-type="string">
            <text:p> </text:p>
          </table:table-cell>
          <table:table-cell table:formula="of:=IF(WEEKDAY([.$B$14])=4;IF(TIMEVALUE([.$B$14])&gt;=TIMEVALUE([.$A7]);IF(TIMEVALUE([.$B$14])&lt;=TIMEVALUE([.$B7]);IF([Sheet2.E6]=1;&quot;X&quot;;&quot;O&quot;);IF([Sheet2.E6]=1;&quot;.&quot;;&quot; &quot;));IF([Sheet2.E6]=1;&quot;.&quot;;&quot; &quot;));IF([Sheet2.E6]=1;&quot;.&quot;;&quot; &quot;))" office:value-type="string">
            <text:p>.</text:p>
          </table:table-cell>
          <table:table-cell table:formula="of:=IF(WEEKDAY([.$B$14])=5;IF(TIMEVALUE([.$B$14])&gt;=TIMEVALUE([.$A7]);IF(TIMEVALUE([.$B$14])&lt;=TIMEVALUE([.$B7]);IF([Sheet2.F6]=1;&quot;X&quot;;&quot;O&quot;);IF([Sheet2.F6]=1;&quot;.&quot;;&quot; &quot;));IF([Sheet2.F6]=1;&quot;.&quot;;&quot; &quot;));IF([Sheet2.F6]=1;&quot;.&quot;;&quot; &quot;))" office:value-type="string">
            <text:p> </text:p>
          </table:table-cell>
          <table:table-cell table:formula="of:=IF(WEEKDAY([.$B$14])=6;IF(TIMEVALUE([.$B$14])&gt;=TIMEVALUE([.$A7]);IF(TIMEVALUE([.$B$14])&lt;=TIMEVALUE([.$B7]);IF([Sheet2.G6]=1;&quot;X&quot;;&quot;O&quot;);IF([Sheet2.G6]=1;&quot;.&quot;;&quot; &quot;));IF([Sheet2.G6]=1;&quot;.&quot;;&quot; &quot;));IF([Sheet2.G6]=1;&quot;.&quot;;&quot; &quot;))" office:value-type="string">
            <text:p>.</text:p>
          </table:table-cell>
          <table:table-cell table:formula="of:=IF(WEEKDAY([.$B$14])=7;IF(TIMEVALUE([.$B$14])&gt;=TIMEVALUE([.$A7]);IF(TIMEVALUE([.$B$14])&lt;=TIMEVALUE([.$B7]);IF([Sheet2.H6]=1;&quot;X&quot;;&quot;O&quot;);IF([Sheet2.H6]=1;&quot;.&quot;;&quot; &quot;));IF([Sheet2.H6]=1;&quot;.&quot;;&quot; &quot;));IF([Sheet2.H6]=1;&quot;.&quot;;&quot; &quot;))" office:value-type="string">
            <text:p> </text:p>
          </table:table-cell>
          <table:table-cell table:formula="of:=IF(WEEKDAY([.$B$14])=1;IF(TIMEVALUE([.$B$14])&gt;=TIMEVALUE([.$A7]);IF(TIMEVALUE([.$B$14])&lt;=TIMEVALUE([.$B7]);IF([Sheet2.I6]=1;&quot;X&quot;;&quot;O&quot;);IF([Sheet2.I6]=1;&quot;.&quot;;&quot; &quot;));IF([Sheet2.I6]=1;&quot;.&quot;;&quot; &quot;));IF([Sheet2.I6]=1;&quot;.&quot;;&quot; &quot;))" office:value-type="string">
            <text:p> </text:p>
          </table:table-cell>
        </table:table-row>
        <table:table-row table:style-name="ro2">
          <table:table-cell table:style-name="ce26" office:value-type="time" office:time-value="PT14H00M00S">
            <text:p>14:00</text:p>
          </table:table-cell>
          <table:table-cell table:style-name="ce27" office:value-type="time" office:time-value="PT14H55M00S">
            <text:p>14:55</text:p>
          </table:table-cell>
          <table:table-cell table:formula="of:=IF(WEEKDAY([.$B$14])=2;IF(TIMEVALUE([.$B$14])&gt;=TIMEVALUE([.$A8]);IF(TIMEVALUE([.$B$14])&lt;=TIMEVALUE([.$B8]);IF([Sheet2.C7]=1;&quot;X&quot;;&quot;O&quot;);IF([Sheet2.C7]=1;&quot;.&quot;;&quot; &quot;));IF([Sheet2.C7]=1;&quot;.&quot;;&quot; &quot;));IF([Sheet2.C7]=1;&quot;.&quot;;&quot; &quot;))" office:value-type="string">
            <text:p>.</text:p>
          </table:table-cell>
          <table:table-cell table:formula="of:=IF(WEEKDAY([.$B$14])=3;IF(TIMEVALUE([.$B$14])&gt;=TIMEVALUE([.$A8]);IF(TIMEVALUE([.$B$14])&lt;=TIMEVALUE([.$B8]);IF([Sheet2.D7]=1;&quot;X&quot;;&quot;O&quot;);IF([Sheet2.D7]=1;&quot;.&quot;;&quot; &quot;));IF([Sheet2.D7]=1;&quot;.&quot;;&quot; &quot;));IF([Sheet2.D7]=1;&quot;.&quot;;&quot; &quot;))" office:value-type="string">
            <text:p>.</text:p>
          </table:table-cell>
          <table:table-cell table:formula="of:=IF(WEEKDAY([.$B$14])=4;IF(TIMEVALUE([.$B$14])&gt;=TIMEVALUE([.$A8]);IF(TIMEVALUE([.$B$14])&lt;=TIMEVALUE([.$B8]);IF([Sheet2.E7]=1;&quot;X&quot;;&quot;O&quot;);IF([Sheet2.E7]=1;&quot;.&quot;;&quot; &quot;));IF([Sheet2.E7]=1;&quot;.&quot;;&quot; &quot;));IF([Sheet2.E7]=1;&quot;.&quot;;&quot; &quot;))" office:value-type="string">
            <text:p>.</text:p>
          </table:table-cell>
          <table:table-cell table:formula="of:=IF(WEEKDAY([.$B$14])=5;IF(TIMEVALUE([.$B$14])&gt;=TIMEVALUE([.$A8]);IF(TIMEVALUE([.$B$14])&lt;=TIMEVALUE([.$B8]);IF([Sheet2.F7]=1;&quot;X&quot;;&quot;O&quot;);IF([Sheet2.F7]=1;&quot;.&quot;;&quot; &quot;));IF([Sheet2.F7]=1;&quot;.&quot;;&quot; &quot;));IF([Sheet2.F7]=1;&quot;.&quot;;&quot; &quot;))" office:value-type="string">
            <text:p> </text:p>
          </table:table-cell>
          <table:table-cell table:formula="of:=IF(WEEKDAY([.$B$14])=6;IF(TIMEVALUE([.$B$14])&gt;=TIMEVALUE([.$A8]);IF(TIMEVALUE([.$B$14])&lt;=TIMEVALUE([.$B8]);IF([Sheet2.G7]=1;&quot;X&quot;;&quot;O&quot;);IF([Sheet2.G7]=1;&quot;.&quot;;&quot; &quot;));IF([Sheet2.G7]=1;&quot;.&quot;;&quot; &quot;));IF([Sheet2.G7]=1;&quot;.&quot;;&quot; &quot;))" office:value-type="string">
            <text:p> </text:p>
          </table:table-cell>
          <table:table-cell table:formula="of:=IF(WEEKDAY([.$B$14])=7;IF(TIMEVALUE([.$B$14])&gt;=TIMEVALUE([.$A8]);IF(TIMEVALUE([.$B$14])&lt;=TIMEVALUE([.$B8]);IF([Sheet2.H7]=1;&quot;X&quot;;&quot;O&quot;);IF([Sheet2.H7]=1;&quot;.&quot;;&quot; &quot;));IF([Sheet2.H7]=1;&quot;.&quot;;&quot; &quot;));IF([Sheet2.H7]=1;&quot;.&quot;;&quot; &quot;))" office:value-type="string">
            <text:p> </text:p>
          </table:table-cell>
          <table:table-cell table:formula="of:=IF(WEEKDAY([.$B$14])=1;IF(TIMEVALUE([.$B$14])&gt;=TIMEVALUE([.$A8]);IF(TIMEVALUE([.$B$14])&lt;=TIMEVALUE([.$B8]);IF([Sheet2.I7]=1;&quot;X&quot;;&quot;O&quot;);IF([Sheet2.I7]=1;&quot;.&quot;;&quot; &quot;));IF([Sheet2.I7]=1;&quot;.&quot;;&quot; &quot;));IF([Sheet2.I7]=1;&quot;.&quot;;&quot; &quot;))" office:value-type="string">
            <text:p> </text:p>
          </table:table-cell>
        </table:table-row>
        <table:table-row table:style-name="ro2">
          <table:table-cell table:style-name="ce26" office:value-type="time" office:time-value="PT14H55M00S">
            <text:p>14:55</text:p>
          </table:table-cell>
          <table:table-cell table:style-name="ce27" office:value-type="time" office:time-value="PT15H49M59S">
            <text:p>15:50</text:p>
          </table:table-cell>
          <table:table-cell table:formula="of:=IF(WEEKDAY([.$B$14])=2;IF(TIMEVALUE([.$B$14])&gt;=TIMEVALUE([.$A9]);IF(TIMEVALUE([.$B$14])&lt;=TIMEVALUE([.$B9]);IF([Sheet2.C8]=1;&quot;X&quot;;&quot;O&quot;);IF([Sheet2.C8]=1;&quot;.&quot;;&quot; &quot;));IF([Sheet2.C8]=1;&quot;.&quot;;&quot; &quot;));IF([Sheet2.C8]=1;&quot;.&quot;;&quot; &quot;))" office:value-type="string">
            <text:p> </text:p>
          </table:table-cell>
          <table:table-cell table:formula="of:=IF(WEEKDAY([.$B$14])=3;IF(TIMEVALUE([.$B$14])&gt;=TIMEVALUE([.$A9]);IF(TIMEVALUE([.$B$14])&lt;=TIMEVALUE([.$B9]);IF([Sheet2.D8]=1;&quot;X&quot;;&quot;O&quot;);IF([Sheet2.D8]=1;&quot;.&quot;;&quot; &quot;));IF([Sheet2.D8]=1;&quot;.&quot;;&quot; &quot;));IF([Sheet2.D8]=1;&quot;.&quot;;&quot; &quot;))" office:value-type="string">
            <text:p>.</text:p>
          </table:table-cell>
          <table:table-cell table:formula="of:=IF(WEEKDAY([.$B$14])=4;IF(TIMEVALUE([.$B$14])&gt;=TIMEVALUE([.$A9]);IF(TIMEVALUE([.$B$14])&lt;=TIMEVALUE([.$B9]);IF([Sheet2.E8]=1;&quot;X&quot;;&quot;O&quot;);IF([Sheet2.E8]=1;&quot;.&quot;;&quot; &quot;));IF([Sheet2.E8]=1;&quot;.&quot;;&quot; &quot;));IF([Sheet2.E8]=1;&quot;.&quot;;&quot; &quot;))" office:value-type="string">
            <text:p>.</text:p>
          </table:table-cell>
          <table:table-cell table:formula="of:=IF(WEEKDAY([.$B$14])=5;IF(TIMEVALUE([.$B$14])&gt;=TIMEVALUE([.$A9]);IF(TIMEVALUE([.$B$14])&lt;=TIMEVALUE([.$B9]);IF([Sheet2.F8]=1;&quot;X&quot;;&quot;O&quot;);IF([Sheet2.F8]=1;&quot;.&quot;;&quot; &quot;));IF([Sheet2.F8]=1;&quot;.&quot;;&quot; &quot;));IF([Sheet2.F8]=1;&quot;.&quot;;&quot; &quot;))" office:value-type="string">
            <text:p> </text:p>
          </table:table-cell>
          <table:table-cell table:formula="of:=IF(WEEKDAY([.$B$14])=6;IF(TIMEVALUE([.$B$14])&gt;=TIMEVALUE([.$A9]);IF(TIMEVALUE([.$B$14])&lt;=TIMEVALUE([.$B9]);IF([Sheet2.G8]=1;&quot;X&quot;;&quot;O&quot;);IF([Sheet2.G8]=1;&quot;.&quot;;&quot; &quot;));IF([Sheet2.G8]=1;&quot;.&quot;;&quot; &quot;));IF([Sheet2.G8]=1;&quot;.&quot;;&quot; &quot;))" office:value-type="string">
            <text:p> </text:p>
          </table:table-cell>
          <table:table-cell table:formula="of:=IF(WEEKDAY([.$B$14])=7;IF(TIMEVALUE([.$B$14])&gt;=TIMEVALUE([.$A9]);IF(TIMEVALUE([.$B$14])&lt;=TIMEVALUE([.$B9]);IF([Sheet2.H8]=1;&quot;X&quot;;&quot;O&quot;);IF([Sheet2.H8]=1;&quot;.&quot;;&quot; &quot;));IF([Sheet2.H8]=1;&quot;.&quot;;&quot; &quot;));IF([Sheet2.H8]=1;&quot;.&quot;;&quot; &quot;))" office:value-type="string">
            <text:p> </text:p>
          </table:table-cell>
          <table:table-cell table:formula="of:=IF(WEEKDAY([.$B$14])=1;IF(TIMEVALUE([.$B$14])&gt;=TIMEVALUE([.$A9]);IF(TIMEVALUE([.$B$14])&lt;=TIMEVALUE([.$B9]);IF([Sheet2.I8]=1;&quot;X&quot;;&quot;O&quot;);IF([Sheet2.I8]=1;&quot;.&quot;;&quot; &quot;));IF([Sheet2.I8]=1;&quot;.&quot;;&quot; &quot;));IF([Sheet2.I8]=1;&quot;.&quot;;&quot; &quot;))" office:value-type="string">
            <text:p> </text:p>
          </table:table-cell>
        </table:table-row>
        <table:table-row table:style-name="ro2">
          <table:table-cell table:style-name="ce26" office:value-type="time" office:time-value="PT15H49M59S">
            <text:p>15:50</text:p>
          </table:table-cell>
          <table:table-cell table:style-name="ce27" office:value-type="time" office:time-value="PT16H45M00S">
            <text:p>16:45</text:p>
          </table:table-cell>
          <table:table-cell table:formula="of:=IF(WEEKDAY([.$B$14])=2;IF(TIMEVALUE([.$B$14])&gt;=TIMEVALUE([.$A10]);IF(TIMEVALUE([.$B$14])&lt;=TIMEVALUE([.$B10]);IF([Sheet2.C9]=1;&quot;X&quot;;&quot;O&quot;);IF([Sheet2.C9]=1;&quot;.&quot;;&quot; &quot;));IF([Sheet2.C9]=1;&quot;.&quot;;&quot; &quot;));IF([Sheet2.C9]=1;&quot;.&quot;;&quot; &quot;))" office:value-type="string">
            <text:p>.</text:p>
          </table:table-cell>
          <table:table-cell table:formula="of:=IF(WEEKDAY([.$B$14])=3;IF(TIMEVALUE([.$B$14])&gt;=TIMEVALUE([.$A10]);IF(TIMEVALUE([.$B$14])&lt;=TIMEVALUE([.$B10]);IF([Sheet2.D9]=1;&quot;X&quot;;&quot;O&quot;);IF([Sheet2.D9]=1;&quot;.&quot;;&quot; &quot;));IF([Sheet2.D9]=1;&quot;.&quot;;&quot; &quot;));IF([Sheet2.D9]=1;&quot;.&quot;;&quot; &quot;))" office:value-type="string">
            <text:p>.</text:p>
          </table:table-cell>
          <table:table-cell table:formula="of:=IF(WEEKDAY([.$B$14])=4;IF(TIMEVALUE([.$B$14])&gt;=TIMEVALUE([.$A10]);IF(TIMEVALUE([.$B$14])&lt;=TIMEVALUE([.$B10]);IF([Sheet2.E9]=1;&quot;X&quot;;&quot;O&quot;);IF([Sheet2.E9]=1;&quot;.&quot;;&quot; &quot;));IF([Sheet2.E9]=1;&quot;.&quot;;&quot; &quot;));IF([Sheet2.E9]=1;&quot;.&quot;;&quot; &quot;))" office:value-type="string">
            <text:p>.</text:p>
          </table:table-cell>
          <table:table-cell table:formula="of:=IF(WEEKDAY([.$B$14])=5;IF(TIMEVALUE([.$B$14])&gt;=TIMEVALUE([.$A10]);IF(TIMEVALUE([.$B$14])&lt;=TIMEVALUE([.$B10]);IF([Sheet2.F9]=1;&quot;X&quot;;&quot;O&quot;);IF([Sheet2.F9]=1;&quot;.&quot;;&quot; &quot;));IF([Sheet2.F9]=1;&quot;.&quot;;&quot; &quot;));IF([Sheet2.F9]=1;&quot;.&quot;;&quot; &quot;))" office:value-type="string">
            <text:p> </text:p>
          </table:table-cell>
          <table:table-cell table:formula="of:=IF(WEEKDAY([.$B$14])=6;IF(TIMEVALUE([.$B$14])&gt;=TIMEVALUE([.$A10]);IF(TIMEVALUE([.$B$14])&lt;=TIMEVALUE([.$B10]);IF([Sheet2.G9]=1;&quot;X&quot;;&quot;O&quot;);IF([Sheet2.G9]=1;&quot;.&quot;;&quot; &quot;));IF([Sheet2.G9]=1;&quot;.&quot;;&quot; &quot;));IF([Sheet2.G9]=1;&quot;.&quot;;&quot; &quot;))" office:value-type="string">
            <text:p> </text:p>
          </table:table-cell>
          <table:table-cell table:formula="of:=IF(WEEKDAY([.$B$14])=7;IF(TIMEVALUE([.$B$14])&gt;=TIMEVALUE([.$A10]);IF(TIMEVALUE([.$B$14])&lt;=TIMEVALUE([.$B10]);IF([Sheet2.H9]=1;&quot;X&quot;;&quot;O&quot;);IF([Sheet2.H9]=1;&quot;.&quot;;&quot; &quot;));IF([Sheet2.H9]=1;&quot;.&quot;;&quot; &quot;));IF([Sheet2.H9]=1;&quot;.&quot;;&quot; &quot;))" office:value-type="string">
            <text:p> </text:p>
          </table:table-cell>
          <table:table-cell table:formula="of:=IF(WEEKDAY([.$B$14])=1;IF(TIMEVALUE([.$B$14])&gt;=TIMEVALUE([.$A10]);IF(TIMEVALUE([.$B$14])&lt;=TIMEVALUE([.$B10]);IF([Sheet2.I9]=1;&quot;X&quot;;&quot;O&quot;);IF([Sheet2.I9]=1;&quot;.&quot;;&quot; &quot;));IF([Sheet2.I9]=1;&quot;.&quot;;&quot; &quot;));IF([Sheet2.I9]=1;&quot;.&quot;;&quot; &quot;))" office:value-type="string">
            <text:p> </text:p>
          </table:table-cell>
        </table:table-row>
        <table:table-row table:style-name="ro2">
          <table:table-cell table:style-name="ce26" office:value-type="time" office:time-value="PT16H45M00S">
            <text:p>16:45</text:p>
          </table:table-cell>
          <table:table-cell table:style-name="ce28" office:value-type="time" office:time-value="PT17H34M59S">
            <text:p>17:35</text:p>
          </table:table-cell>
          <table:table-cell table:formula="of:=IF(WEEKDAY([.$B$14])=2;IF(TIMEVALUE([.$B$14])&gt;=TIMEVALUE([.$A11]);IF(TIMEVALUE([.$B$14])&lt;=TIMEVALUE([.$B11]);IF([Sheet2.C10]=1;&quot;X&quot;;&quot;O&quot;);IF([Sheet2.C10]=1;&quot;.&quot;;&quot; &quot;));IF([Sheet2.C10]=1;&quot;.&quot;;&quot; &quot;));IF([Sheet2.C10]=1;&quot;.&quot;;&quot; &quot;))" office:value-type="string">
            <text:p> </text:p>
          </table:table-cell>
          <table:table-cell table:formula="of:=IF(WEEKDAY([.$B$14])=3;IF(TIMEVALUE([.$B$14])&gt;=TIMEVALUE([.$A11]);IF(TIMEVALUE([.$B$14])&lt;=TIMEVALUE([.$B11]);IF([Sheet2.D10]=1;&quot;X&quot;;&quot;O&quot;);IF([Sheet2.D10]=1;&quot;.&quot;;&quot; &quot;));IF([Sheet2.D10]=1;&quot;.&quot;;&quot; &quot;));IF([Sheet2.D10]=1;&quot;.&quot;;&quot; &quot;))" office:value-type="string">
            <text:p> </text:p>
          </table:table-cell>
          <table:table-cell table:formula="of:=IF(WEEKDAY([.$B$14])=4;IF(TIMEVALUE([.$B$14])&gt;=TIMEVALUE([.$A11]);IF(TIMEVALUE([.$B$14])&lt;=TIMEVALUE([.$B11]);IF([Sheet2.E10]=1;&quot;X&quot;;&quot;O&quot;);IF([Sheet2.E10]=1;&quot;.&quot;;&quot; &quot;));IF([Sheet2.E10]=1;&quot;.&quot;;&quot; &quot;));IF([Sheet2.E10]=1;&quot;.&quot;;&quot; &quot;))" office:value-type="string">
            <text:p> </text:p>
          </table:table-cell>
          <table:table-cell table:formula="of:=IF(WEEKDAY([.$B$14])=5;IF(TIMEVALUE([.$B$14])&gt;=TIMEVALUE([.$A11]);IF(TIMEVALUE([.$B$14])&lt;=TIMEVALUE([.$B11]);IF([Sheet2.F10]=1;&quot;X&quot;;&quot;O&quot;);IF([Sheet2.F10]=1;&quot;.&quot;;&quot; &quot;));IF([Sheet2.F10]=1;&quot;.&quot;;&quot; &quot;));IF([Sheet2.F10]=1;&quot;.&quot;;&quot; &quot;))" office:value-type="string">
            <text:p> </text:p>
          </table:table-cell>
          <table:table-cell table:formula="of:=IF(WEEKDAY([.$B$14])=6;IF(TIMEVALUE([.$B$14])&gt;=TIMEVALUE([.$A11]);IF(TIMEVALUE([.$B$14])&lt;=TIMEVALUE([.$B11]);IF([Sheet2.G10]=1;&quot;X&quot;;&quot;O&quot;);IF([Sheet2.G10]=1;&quot;.&quot;;&quot; &quot;));IF([Sheet2.G10]=1;&quot;.&quot;;&quot; &quot;));IF([Sheet2.G10]=1;&quot;.&quot;;&quot; &quot;))" office:value-type="string">
            <text:p> </text:p>
          </table:table-cell>
          <table:table-cell table:formula="of:=IF(WEEKDAY([.$B$14])=7;IF(TIMEVALUE([.$B$14])&gt;=TIMEVALUE([.$A11]);IF(TIMEVALUE([.$B$14])&lt;=TIMEVALUE([.$B11]);IF([Sheet2.H10]=1;&quot;X&quot;;&quot;O&quot;);IF([Sheet2.H10]=1;&quot;.&quot;;&quot; &quot;));IF([Sheet2.H10]=1;&quot;.&quot;;&quot; &quot;));IF([Sheet2.H10]=1;&quot;.&quot;;&quot; &quot;))" office:value-type="string">
            <text:p> </text:p>
          </table:table-cell>
          <table:table-cell table:formula="of:=IF(WEEKDAY([.$B$14])=1;IF(TIMEVALUE([.$B$14])&gt;=TIMEVALUE([.$A11]);IF(TIMEVALUE([.$B$14])&lt;=TIMEVALUE([.$B11]);IF([Sheet2.I10]=1;&quot;X&quot;;&quot;O&quot;);IF([Sheet2.I10]=1;&quot;.&quot;;&quot; &quot;));IF([Sheet2.I10]=1;&quot;.&quot;;&quot; &quot;));IF([Sheet2.I10]=1;&quot;.&quot;;&quot; &quot;))" office:value-type="string">
            <text:p> </text:p>
          </table:table-cell>
        </table:table-row>
        <table:table-row table:style-name="ro3">
          <table:table-cell table:style-name="ce25" office:value-type="time" office:time-value="PT17H34M59S">
            <text:p>17:35</text:p>
          </table:table-cell>
          <table:table-cell table:style-name="ce25" office:value-type="time" office:time-value="PT23H59M00S">
            <text:p>23:59</text:p>
          </table:table-cell>
          <table:table-cell table:formula="of:=IF(WEEKDAY([.$B$14])=2;IF(TIMEVALUE([.$B$14])&gt;=TIMEVALUE([.$A12]);IF(TIMEVALUE([.$B$14])&lt;=TIMEVALUE([.$B12]);IF([Sheet2.C11]=1;&quot;X&quot;;&quot;O&quot;);IF([Sheet2.C11]=1;&quot;.&quot;;&quot; &quot;));IF([Sheet2.C11]=1;&quot;.&quot;;&quot; &quot;));IF([Sheet2.C11]=1;&quot;.&quot;;&quot; &quot;))" office:value-type="string">
            <text:p> </text:p>
          </table:table-cell>
          <table:table-cell table:formula="of:=IF(WEEKDAY([.$B$14])=3;IF(TIMEVALUE([.$B$14])&gt;=TIMEVALUE([.$A12]);IF(TIMEVALUE([.$B$14])&lt;=TIMEVALUE([.$B12]);IF([Sheet2.D11]=1;&quot;X&quot;;&quot;O&quot;);IF([Sheet2.D11]=1;&quot;.&quot;;&quot; &quot;));IF([Sheet2.D11]=1;&quot;.&quot;;&quot; &quot;));IF([Sheet2.D11]=1;&quot;.&quot;;&quot; &quot;))" office:value-type="string">
            <text:p> </text:p>
          </table:table-cell>
          <table:table-cell table:formula="of:=IF(WEEKDAY([.$B$14])=4;IF(TIMEVALUE([.$B$14])&gt;=TIMEVALUE([.$A12]);IF(TIMEVALUE([.$B$14])&lt;=TIMEVALUE([.$B12]);IF([Sheet2.E11]=1;&quot;X&quot;;&quot;O&quot;);IF([Sheet2.E11]=1;&quot;.&quot;;&quot; &quot;));IF([Sheet2.E11]=1;&quot;.&quot;;&quot; &quot;));IF([Sheet2.E11]=1;&quot;.&quot;;&quot; &quot;))" office:value-type="string">
            <text:p> </text:p>
          </table:table-cell>
          <table:table-cell table:formula="of:=IF(WEEKDAY([.$B$14])=5;IF(TIMEVALUE([.$B$14])&gt;=TIMEVALUE([.$A12]);IF(TIMEVALUE([.$B$14])&lt;=TIMEVALUE([.$B12]);IF([Sheet2.F11]=1;&quot;X&quot;;&quot;O&quot;);IF([Sheet2.F11]=1;&quot;.&quot;;&quot; &quot;));IF([Sheet2.F11]=1;&quot;.&quot;;&quot; &quot;));IF([Sheet2.F11]=1;&quot;.&quot;;&quot; &quot;))" office:value-type="string">
            <text:p> </text:p>
          </table:table-cell>
          <table:table-cell table:formula="of:=IF(WEEKDAY([.$B$14])=6;IF(TIMEVALUE([.$B$14])&gt;=TIMEVALUE([.$A12]);IF(TIMEVALUE([.$B$14])&lt;=TIMEVALUE([.$B12]);IF([Sheet2.G11]=1;&quot;X&quot;;&quot;O&quot;);IF([Sheet2.G11]=1;&quot;.&quot;;&quot; &quot;));IF([Sheet2.G11]=1;&quot;.&quot;;&quot; &quot;));IF([Sheet2.G11]=1;&quot;.&quot;;&quot; &quot;))" office:value-type="string">
            <text:p> </text:p>
          </table:table-cell>
          <table:table-cell table:formula="of:=IF(WEEKDAY([.$B$14])=7;IF(TIMEVALUE([.$B$14])&gt;=TIMEVALUE([.$A12]);IF(TIMEVALUE([.$B$14])&lt;=TIMEVALUE([.$B12]);IF([Sheet2.H11]=1;&quot;X&quot;;&quot;O&quot;);IF([Sheet2.H11]=1;&quot;.&quot;;&quot; &quot;));IF([Sheet2.H11]=1;&quot;.&quot;;&quot; &quot;));IF([Sheet2.H11]=1;&quot;.&quot;;&quot; &quot;))" office:value-type="string">
            <text:p> </text:p>
          </table:table-cell>
          <table:table-cell table:formula="of:=IF(WEEKDAY([.$B$14])=1;IF(TIMEVALUE([.$B$14])&gt;=TIMEVALUE([.$A12]);IF(TIMEVALUE([.$B$14])&lt;=TIMEVALUE([.$B12]);IF([Sheet2.I11]=1;&quot;X&quot;;&quot;O&quot;);IF([Sheet2.I11]=1;&quot;.&quot;;&quot; &quot;));IF([Sheet2.I11]=1;&quot;.&quot;;&quot; &quot;));IF([Sheet2.I11]=1;&quot;.&quot;;&quot; &quot;))" office:value-type="string">
            <text:p> </text:p>
          </table:table-cell>
        </table:table-row>
        <table:table-row table:style-name="ro4"/>
        <table:table-row table:style-name="ro5">
          <table:table-cell table:style-name="ce29" table:formula="of:=NOW()" office:value-type="string">
            <text:p>5/5/2016 16:44:31</text:p>
          </table:table-cell>
          <table:table-cell table:style-name="ce30" table:formula="of:=NOW()-TIME(6;0;0)" office:value-type="string">
            <text:p>10:44:31</text:p>
          </table:table-cell>
        </table:table-row>
        <table:table-row table:style-name="ro6">
          <table:table-cell/>
          <table:table-cell table:style-name="ce31" table:formula="of:=NOW()-TIME(6;0;0)" office:value-type="string">
            <text:p>10:44:31 AM</text:p>
          </table:table-cell>
        </table:table-row>
        <table:table-row table:number-rows-repeated="2" table:style-name="ro1"/>
        <table:table-row table:style-name="ro7">
          <table:table-cell/>
          <table:table-cell table:style-name="ce24"/>
        </table:table-row>
        <table:table-row table:style-name="ro7">
          <table:table-cell table:number-columns-repeated="3"/>
          <table:table-cell table:style-name="ce24" office:value-type="float" office:value="1">
            <text:p>1</text:p>
          </table:table-cell>
        </table:table-row>
        <table:table-row table:style-name="ro7">
          <table:table-cell/>
          <table:table-cell table:style-name="ce24"/>
        </table:table-row>
        <table:table-row table:style-name="ro7">
          <table:table-cell/>
          <table:table-cell table:style-name="ce24"/>
        </table:table-row>
        <table:table-row table:number-rows-repeated="1" table:style-name="ro1"/>
        <table:table-row table:style-name="ro7">
          <table:table-cell/>
          <table:table-cell table:style-name="ce24"/>
        </table:table-row>
      </table:table>
      <table:table table:name="Sheet2" table:style-name="ta2" table:print="false">
        <office:forms form:automatic-focus="false" form:apply-design-mode="false"/>
        <table:table-column table:style-name="co2" table:number-columns-repeated="2" table:default-cell-style-name="ce15"/>
        <table:table-column table:style-name="co3" table:default-cell-style-name="ce15" table:number-columns-repeated="254"/>
        <table:table-row table:style-name="ro2">
          <table:table-cell table:number-columns-repeated="2"/>
          <table:table-cell table:style-name="ce24" office:value-type="string">
            <text:p>Monday</text:p>
          </table:table-cell>
          <table:table-cell table:style-name="ce24" office:value-type="string">
            <text:p>Tuesday</text:p>
          </table:table-cell>
          <table:table-cell table:style-name="ce24" office:value-type="string">
            <text:p>Wednesday</text:p>
          </table:table-cell>
          <table:table-cell table:style-name="ce24" office:value-type="string">
            <text:p>Thursday</text:p>
          </table:table-cell>
          <table:table-cell table:style-name="ce24" office:value-type="string">
            <text:p>Friday</text:p>
          </table:table-cell>
        </table:table-row>
        <table:table-row table:style-name="ro2">
          <table:table-cell table:style-name="ce25" office:value-type="time" office:time-value="PT09H24M59S">
            <text:p>9:25</text:p>
          </table:table-cell>
          <table:table-cell table:style-name="ce25" office:value-type="time" office:time-value="PT10H15M00S">
            <text:p>10:1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25" office:value-type="time" office:time-value="PT10H20M00S">
            <text:p>10:20</text:p>
          </table:table-cell>
          <table:table-cell table:style-name="ce25" office:value-type="time" office:time-value="PT11H10M00S">
            <text:p>11:1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25" office:value-type="time" office:time-value="PT11H15M00S">
            <text:p>11:15</text:p>
          </table:table-cell>
          <table:table-cell table:style-name="ce25" office:value-type="time" office:time-value="PT12H04M59S">
            <text:p>12:0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25" office:value-type="time" office:time-value="PT12H09M59S">
            <text:p>12:10</text:p>
          </table:table-cell>
          <table:table-cell table:style-name="ce25" office:value-type="time" office:time-value="PT13H00M00S">
            <text:p>13:0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5" office:value-type="time" office:time-value="PT13H04M59S">
            <text:p>13:05</text:p>
          </table:table-cell>
          <table:table-cell table:style-name="ce25" office:value-type="time" office:time-value="PT13H55M00S">
            <text:p>13:5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</table:table-row>
        <table:table-row table:style-name="ro2">
          <table:table-cell table:style-name="ce25" office:value-type="time" office:time-value="PT14H00M00S">
            <text:p>14:00</text:p>
          </table:table-cell>
          <table:table-cell table:style-name="ce25" office:value-type="time" office:time-value="PT14H50M00S">
            <text:p>14:5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25" office:value-type="time" office:time-value="PT14H55M00S">
            <text:p>14:55</text:p>
          </table:table-cell>
          <table:table-cell table:style-name="ce25" office:value-type="time" office:time-value="PT15H45M00S">
            <text:p>15:4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>
          <table:table-cell table:style-name="ce25" office:value-type="time" office:time-value="PT15H49M59S">
            <text:p>15:50</text:p>
          </table:table-cell>
          <table:table-cell table:style-name="ce25" office:value-type="time" office:time-value="PT16H39M59S">
            <text:p>16:4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32" office:value-type="float" office:value="0">
            <text:p>0</text:p>
          </table:table-cell>
        </table:table-row>
        <table:table-row table:style-name="ro2">
          <table:table-cell table:style-name="ce25" office:value-type="time" office:time-value="PT16H45M00S">
            <text:p>16:45</text:p>
          </table:table-cell>
          <table:table-cell table:style-name="ce25" office:value-type="time" office:time-value="PT17H34M59S">
            <text:p>17:3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0">
            <text:p>0</text:p>
          </table:table-cell>
        </table:table-row>
        <table:table-row table:style-name="ro2"/>
        <table:table-row table:style-name="ro2">
          <table:table-cell table:style-name="ce29" table:formula="of:=NOW()" office:value-type="string">
            <text:p>5/5/2016 16:44:31</text:p>
          </table:table-cell>
          <table:table-cell table:style-name="ce29" table:formula="of:=NOW()-TIME(6;0;0)" office:value-type="string">
            <text:p>5/5/2016 10:44:31</text:p>
          </table:table-cell>
          <table:table-cell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time-style style:name="N20">
      <number:hours/>
      <number:text>:</number:text>
      <number:minutes number:style="long"/>
    </number:tim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ime-style style:name="N165">
      <number:hours/>
      <number:text>:</number:text>
      <number:minutes number:style="long"/>
      <number:text>:</number:text>
      <number:seconds number:style="long"/>
    </number:time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